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do1" svg:font-family="Cardo"/>
    <style:font-face style:name="Cardo2" svg:font-family="Cardo" style:font-adornments="Regular"/>
    <style:font-face style:name="Arial1" svg:font-family="Arial" style:font-pitch="variable"/>
    <style:font-face style:name="Cardo" svg:font-family="Card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0.749cm" fo:min-width="0.499cm"/>
    </style:style>
    <style:style style:name="gr2" style:family="graphic" style:parent-style-name="standard">
      <style:graphic-properties svg:stroke-width="0.05cm" draw:marker-start-width="0.275cm" draw:marker-end-width="0.275cm" draw:fill="solid" draw:fill-color="#cfe7f5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color="#808080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1cm" svg:stroke-color="#000000" draw:marker-start-width="0.2cm" draw:marker-end-width="0.2cm" draw:fill="hatch" draw:fill-color="#000000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1cm" fo:min-width="0.536cm"/>
    </style:style>
    <style:style style:name="gr9" style:family="graphic" style:parent-style-name="standard">
      <style:graphic-properties svg:stroke-width="0cm" svg:stroke-color="#000000" draw:marker-start-width="0.2cm" draw:marker-end-width="0.2cm" draw:fill="solid" draw:fill-color="#e6e6e6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3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svg:stroke-width="0.051cm" svg:stroke-color="#0000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-width="0.275cm" draw:marker-end-width="0.275cm" draw:fill="none" draw:textarea-vertical-align="middle" fo:padding-top="0.149cm" fo:padding-bottom="0.149cm" fo:padding-left="0.274cm" fo:padding-right="0.274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svg:stroke-color="#000000" draw:fill="gradient" draw:fill-gradient-name="Gray_20_Gradient_20_2" draw:textarea-horizontal-align="justify" draw:textarea-vertical-align="middle" draw:auto-grow-height="false"/>
    </style:style>
    <style:style style:name="gr19" style:family="graphic" style:parent-style-name="standard">
      <style:graphic-properties svg:stroke-width="0.051cm" svg:stroke-color="#000000" draw:marker-start-width="0.276cm" draw:marker-end-width="0.276cm" draw:fill="solid" draw:fill-color="#ffcc00" draw:textarea-horizontal-align="justify" draw:textarea-vertical-align="middle" draw:auto-grow-height="false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23" style:family="graphic" style:parent-style-name="standard">
      <style:graphic-properties svg:stroke-width="0.05cm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cm" fo:min-width="0.536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ardo2" style:font-name-asian="Cardo2" style:font-name-complex="Cardo2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26.9cm" svg:y="3.5cm">
          <text:p/>
          <draw:enhanced-geometry draw:glue-point-type="segments" draw:type="mso-spt100" draw:modifiers="-179.068947948277 154.15954063446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custom-shape draw:style-name="gr2" draw:text-style-name="P1" draw:layer="layout" svg:width="0.7cm" svg:height="0.7cm" svg:x="12.2cm" svg:y="5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7cm" svg:height="0.7cm" svg:x="12.2cm" svg:y="5.4cm">
            <text:p/>
  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  </draw:custom-shape>
        </draw:g>
        <draw:custom-shape draw:style-name="gr4" draw:text-style-name="P1" draw:layer="layout" svg:width="0.6cm" svg:height="2.4cm" svg:x="23.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853cm" svg:height="0.962cm" svg:x="23.001cm" svg:y="5.938cm">
          <draw:text-box>
            <text:p>L</text:p>
          </draw:text-box>
        </draw:frame>
        <draw:frame draw:style-name="gr6" draw:layer="layout" svg:width="0.925cm" svg:height="0.962cm" svg:x="17.201cm" svg:y="6.6cm">
          <draw:text-box>
            <text:p>A</text:p>
          </draw:text-box>
        </draw:frame>
        <draw:custom-shape draw:style-name="gr2" draw:text-style-name="P1" draw:layer="layout" svg:width="1.9cm" svg:height="1.9cm" svg:x="19.701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cm" svg:height="1.9cm" svg:x="19.701cm" svg:y="3.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0.64cm" svg:height="2.131cm" draw:transform="rotate (0.449945881164138) translate (27.859cm 3.647cm)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036cm" svg:height="1.131cm" draw:transform="rotate (-0.0178023583703422) translate (28.72cm 5.451cm)">
          <draw:text-box>
            <text:p><text:span text:style-name="T1">S</text:span></text:p>
          </draw:text-box>
        </draw:frame>
        <draw:custom-shape draw:style-name="gr9" draw:text-style-name="P1" draw:layer="layout" svg:width="2.8cm" svg:height="1.2cm" svg:x="19.301cm" svg:y="7.6cm">
          <text:p text:style-name="P1">PD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2.8cm" svg:height="1.2cm" draw:transform="rotate (-0.579623844587317) translate (25.577cm 5.904cm)">
          <text:p text:style-name="P1">PD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draw:layer="layout" svg:width="0.7cm" svg:height="3.7cm" svg:x="17.3cm" svg:y="2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6cm" svg:height="3.7cm" svg:x="17.3cm" svg:y="2.8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6" draw:layer="layout" svg:width="1.349cm" svg:height="0.962cm" svg:x="20cm" svg:y="2.738cm">
          <draw:text-box>
            <text:p>BS</text:p>
          </draw:text-box>
        </draw:frame>
        <draw:frame draw:style-name="gr12" draw:layer="layout" svg:width="0.845cm" svg:height="1.115cm" svg:x="26.1cm" svg:y="4.6cm">
          <draw:text-box>
            <text:p><text:span text:style-name="T2">θ</text:span></text:p>
          </draw:text-box>
        </draw:frame>
        <draw:line draw:style-name="gr13" draw:text-style-name="P1" draw:layer="layout" svg:x1="26.6cm" svg:y1="5.6cm" svg:x2="28.1cm" svg:y2="4.7cm">
          <text:p/>
        </draw:line>
        <draw:line draw:style-name="gr14" draw:text-style-name="P1" draw:layer="layout" svg:x1="12.5cm" svg:y1="4.7cm" svg:x2="20.8cm" svg:y2="4.7cm">
          <text:p/>
        </draw:line>
        <draw:line draw:style-name="gr14" draw:text-style-name="P1" draw:layer="layout" svg:x1="20.7cm" svg:y1="4.7cm" svg:x2="28.3cm" svg:y2="4.7cm">
          <text:p/>
        </draw:line>
        <draw:line draw:style-name="gr14" draw:text-style-name="P1" draw:layer="layout" svg:x1="20.7cm" svg:y1="4.7cm" svg:x2="20.7cm" svg:y2="7.6cm">
          <text:p/>
        </draw:line>
        <draw:line draw:style-name="gr14" draw:text-style-name="P1" draw:layer="layout" svg:x1="28.2cm" svg:y1="4.7cm" svg:x2="26.8cm" svg:y2="6.7cm">
          <text:p/>
        </draw:line>
        <draw:custom-shape draw:style-name="gr9" draw:text-style-name="P1" draw:layer="layout" svg:width="2.8cm" svg:height="1.2cm" draw:transform="rotate (-1.12032684685516) translate (29.48cm 2.457cm)">
          <text:p text:style-name="P1">PD2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line draw:style-name="gr15" draw:text-style-name="P1" draw:layer="layout" svg:x1="3.4cm" svg:y1="20cm" svg:x2="4.332cm" svg:y2="20.932cm">
            <text:p/>
          </draw:line>
          <draw:line draw:style-name="gr13" draw:text-style-name="P1" draw:layer="layout" svg:x1="3.485cm" svg:y1="20.084cm" svg:x2="3.4cm" svg:y2="20.253cm">
            <text:p/>
          </draw:line>
          <draw:line draw:style-name="gr13" draw:text-style-name="P1" draw:layer="layout" svg:x1="3.57cm" svg:y1="20.169cm" svg:x2="3.485cm" svg:y2="20.338cm">
            <text:p/>
          </draw:line>
          <draw:line draw:style-name="gr13" draw:text-style-name="P1" draw:layer="layout" svg:x1="3.654cm" svg:y1="20.254cm" svg:x2="3.569cm" svg:y2="20.423cm">
            <text:p/>
          </draw:line>
          <draw:line draw:style-name="gr13" draw:text-style-name="P1" draw:layer="layout" svg:x1="3.739cm" svg:y1="20.338cm" svg:x2="3.654cm" svg:y2="20.507cm">
            <text:p/>
          </draw:line>
          <draw:line draw:style-name="gr13" draw:text-style-name="P1" draw:layer="layout" svg:x1="3.824cm" svg:y1="20.423cm" svg:x2="3.739cm" svg:y2="20.592cm">
            <text:p/>
          </draw:line>
          <draw:line draw:style-name="gr13" draw:text-style-name="P1" draw:layer="layout" svg:x1="3.909cm" svg:y1="20.508cm" svg:x2="3.824cm" svg:y2="20.677cm">
            <text:p/>
          </draw:line>
          <draw:line draw:style-name="gr13" draw:text-style-name="P1" draw:layer="layout" svg:x1="3.993cm" svg:y1="20.592cm" svg:x2="3.908cm" svg:y2="20.761cm">
            <text:p/>
          </draw:line>
          <draw:line draw:style-name="gr13" draw:text-style-name="P1" draw:layer="layout" svg:x1="4.078cm" svg:y1="20.677cm" svg:x2="3.993cm" svg:y2="20.846cm">
            <text:p/>
          </draw:line>
          <draw:line draw:style-name="gr13" draw:text-style-name="P1" draw:layer="layout" svg:x1="4.163cm" svg:y1="20.762cm" svg:x2="4.078cm" svg:y2="20.931cm">
            <text:p/>
          </draw:line>
          <draw:line draw:style-name="gr13" draw:text-style-name="P1" draw:layer="layout" svg:x1="4.247cm" svg:y1="20.847cm" svg:x2="4.162cm" svg:y2="21.016cm">
            <text:p/>
          </draw:line>
        </draw:g>
        <draw:g>
          <draw:line draw:style-name="gr15" draw:text-style-name="P1" draw:layer="layout" svg:x1="13cm" svg:y1="20cm" svg:x2="12.068cm" svg:y2="20.932cm">
            <text:p/>
          </draw:line>
          <draw:line draw:style-name="gr13" draw:text-style-name="P1" draw:layer="layout" svg:x1="12.915cm" svg:y1="20.084cm" svg:x2="13cm" svg:y2="20.253cm">
            <text:p/>
          </draw:line>
          <draw:line draw:style-name="gr13" draw:text-style-name="P1" draw:layer="layout" svg:x1="12.831cm" svg:y1="20.169cm" svg:x2="12.916cm" svg:y2="20.338cm">
            <text:p/>
          </draw:line>
          <draw:line draw:style-name="gr13" draw:text-style-name="P1" draw:layer="layout" svg:x1="12.746cm" svg:y1="20.254cm" svg:x2="12.831cm" svg:y2="20.423cm">
            <text:p/>
          </draw:line>
          <draw:line draw:style-name="gr13" draw:text-style-name="P1" draw:layer="layout" svg:x1="12.661cm" svg:y1="20.338cm" svg:x2="12.746cm" svg:y2="20.507cm">
            <text:p/>
          </draw:line>
          <draw:line draw:style-name="gr13" draw:text-style-name="P1" draw:layer="layout" svg:x1="12.576cm" svg:y1="20.423cm" svg:x2="12.661cm" svg:y2="20.592cm">
            <text:p/>
          </draw:line>
          <draw:line draw:style-name="gr13" draw:text-style-name="P1" draw:layer="layout" svg:x1="12.492cm" svg:y1="20.508cm" svg:x2="12.577cm" svg:y2="20.677cm">
            <text:p/>
          </draw:line>
          <draw:line draw:style-name="gr13" draw:text-style-name="P1" draw:layer="layout" svg:x1="12.407cm" svg:y1="20.592cm" svg:x2="12.492cm" svg:y2="20.761cm">
            <text:p/>
          </draw:line>
          <draw:line draw:style-name="gr13" draw:text-style-name="P1" draw:layer="layout" svg:x1="12.322cm" svg:y1="20.677cm" svg:x2="12.407cm" svg:y2="20.846cm">
            <text:p/>
          </draw:line>
          <draw:line draw:style-name="gr13" draw:text-style-name="P1" draw:layer="layout" svg:x1="12.238cm" svg:y1="20.762cm" svg:x2="12.323cm" svg:y2="20.931cm">
            <text:p/>
          </draw:line>
          <draw:line draw:style-name="gr13" draw:text-style-name="P1" draw:layer="layout" svg:x1="12.153cm" svg:y1="20.847cm" svg:x2="12.238cm" svg:y2="21.016cm">
            <text:p/>
          </draw:line>
        </draw:g>
        <draw:line draw:style-name="gr16" draw:text-style-name="P1" draw:layer="layout" svg:x1="10.566cm" svg:y1="20.185cm" svg:x2="11.244cm" svg:y2="20.863cm">
          <text:p/>
        </draw:line>
        <draw:g>
          <draw:line draw:style-name="gr15" draw:text-style-name="P1" draw:layer="layout" svg:x1="11.449cm" svg:y1="14.117cm" svg:x2="10.517cm" svg:y2="13.185cm">
            <text:p/>
          </draw:line>
          <draw:line draw:style-name="gr13" draw:text-style-name="P1" draw:layer="layout" svg:x1="11.364cm" svg:y1="14.031cm" svg:x2="11.449cm" svg:y2="13.862cm">
            <text:p/>
          </draw:line>
          <draw:line draw:style-name="gr13" draw:text-style-name="P1" draw:layer="layout" svg:x1="11.28cm" svg:y1="13.947cm" svg:x2="11.365cm" svg:y2="13.778cm">
            <text:p/>
          </draw:line>
          <draw:line draw:style-name="gr13" draw:text-style-name="P1" draw:layer="layout" svg:x1="11.195cm" svg:y1="13.862cm" svg:x2="11.28cm" svg:y2="13.693cm">
            <text:p/>
          </draw:line>
          <draw:line draw:style-name="gr13" draw:text-style-name="P1" draw:layer="layout" svg:x1="11.11cm" svg:y1="13.777cm" svg:x2="11.195cm" svg:y2="13.608cm">
            <text:p/>
          </draw:line>
          <draw:line draw:style-name="gr13" draw:text-style-name="P1" draw:layer="layout" svg:x1="11.026cm" svg:y1="13.693cm" svg:x2="11.111cm" svg:y2="13.524cm">
            <text:p/>
          </draw:line>
          <draw:line draw:style-name="gr13" draw:text-style-name="P1" draw:layer="layout" svg:x1="10.941cm" svg:y1="13.608cm" svg:x2="11.026cm" svg:y2="13.439cm">
            <text:p/>
          </draw:line>
          <draw:line draw:style-name="gr13" draw:text-style-name="P1" draw:layer="layout" svg:x1="10.856cm" svg:y1="13.523cm" svg:x2="10.941cm" svg:y2="13.354cm">
            <text:p/>
          </draw:line>
          <draw:line draw:style-name="gr13" draw:text-style-name="P1" draw:layer="layout" svg:x1="10.771cm" svg:y1="13.438cm" svg:x2="10.856cm" svg:y2="13.269cm">
            <text:p/>
          </draw:line>
          <draw:line draw:style-name="gr13" draw:text-style-name="P1" draw:layer="layout" svg:x1="10.687cm" svg:y1="13.354cm" svg:x2="10.772cm" svg:y2="13.185cm">
            <text:p/>
          </draw:line>
          <draw:line draw:style-name="gr13" draw:text-style-name="P1" draw:layer="layout" svg:x1="10.602cm" svg:y1="13.269cm" svg:x2="10.687cm" svg:y2="13.1cm">
            <text:p/>
          </draw:line>
        </draw:g>
        <draw:line draw:style-name="gr15" draw:text-style-name="P1" draw:layer="layout" svg:x1="3.9cm" svg:y1="20.516cm" svg:x2="12.532cm" svg:y2="20.516cm">
          <text:p/>
        </draw:line>
        <draw:line draw:style-name="gr15" draw:text-style-name="P1" draw:layer="layout" svg:x1="3.9cm" svg:y1="20.516cm" svg:x2="10.9cm" svg:y2="13.616cm">
          <text:p/>
        </draw:line>
        <draw:line draw:style-name="gr15" draw:text-style-name="P1" draw:layer="layout" svg:x1="10.9cm" svg:y1="13.616cm" svg:x2="10.9cm" svg:y2="20.512cm">
          <text:p/>
        </draw:line>
        <draw:custom-shape draw:style-name="gr17" draw:text-style-name="P1" draw:layer="layout" svg:width="0.931cm" svg:height="0.169cm" draw:transform="rotate (-1.93399934413492) translate (7.498cm 16.83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8" draw:text-style-name="P1" draw:layer="layout" svg:width="3.42cm" svg:height="1.2cm" svg:x="6.099cm" svg:y="19.9cm">
          <text:p text:style-name="P1">Nd:YAG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1" draw:layer="layout" svg:x1="12.5cm" svg:y1="4.7cm" svg:x2="12.5cm" svg:y2="20.6cm">
          <text:p/>
        </draw:line>
        <draw:line draw:style-name="gr15" draw:text-style-name="P1" draw:layer="layout" svg:x1="12cm" svg:y1="13.5cm" svg:x2="13cm" svg:y2="13.5cm">
          <text:p/>
        </draw:line>
        <draw:line draw:style-name="gr15" draw:text-style-name="P1" draw:layer="layout" svg:x1="3.5cm" svg:y1="8cm" svg:x2="3.5cm" svg:y2="10.2cm">
          <text:p/>
        </draw:line>
        <draw:line draw:style-name="gr15" draw:text-style-name="P1" draw:layer="layout" svg:x1="3.5cm" svg:y1="10.2cm" svg:x2="12.1cm" svg:y2="10.2cm">
          <text:p/>
        </draw:line>
        <draw:custom-shape draw:style-name="gr19" draw:text-style-name="P1" draw:layer="layout" svg:width="2cm" svg:height="1.2cm" svg:x="6.6cm" svg:y="9.6cm">
          <text:p text:style-name="P1">DL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5.9cm" svg:y1="7.2cm" svg:x2="12.5cm" svg:y2="5.7cm">
          <text:p/>
        </draw:line>
        <draw:custom-shape draw:style-name="gr20" draw:text-style-name="P1" draw:layer="layout" svg:width="2.4cm" svg:height="1.1cm" draw:transform="rotate (0.219387886975687) translate (3.077cm 7.298cm)">
          <text:p text:style-name="P1">PD0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458cm" svg:height="0.656cm" draw:transform="rotate (0.219387886975687) translate (5.41cm 6.981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2.691cm" svg:height="0.806cm" svg:x="1.8cm" svg:y="21cm">
          <draw:text-box>
            <text:p><text:span text:style-name="T3">R1=100%</text:span></text:p>
          </draw:text-box>
        </draw:frame>
        <draw:frame draw:style-name="gr6" draw:text-style-name="P3" draw:layer="layout" svg:width="2.691cm" svg:height="0.806cm" svg:x="12.7cm" svg:y="20.8cm">
          <draw:text-box>
            <text:p><text:span text:style-name="T3">R4=100%</text:span></text:p>
          </draw:text-box>
        </draw:frame>
        <draw:frame draw:style-name="gr22" draw:text-style-name="P3" draw:layer="layout" svg:width="2.691cm" svg:height="0.806cm" svg:x="9cm" svg:y="12.2cm">
          <draw:text-box>
            <text:p><text:span text:style-name="T3">R2=100%</text:span></text:p>
          </draw:text-box>
        </draw:frame>
        <draw:frame draw:style-name="gr6" draw:text-style-name="P3" draw:layer="layout" svg:width="2.415cm" svg:height="0.806cm" svg:x="9.7cm" svg:y="20.986cm">
          <draw:text-box>
            <text:p><text:span text:style-name="T3">R3=50%</text:span></text:p>
          </draw:text-box>
        </draw:frame>
        <draw:frame draw:style-name="gr6" draw:text-style-name="P3" draw:layer="layout" svg:width="2.415cm" svg:height="0.806cm" svg:x="13.285cm" svg:y="13.194cm">
          <draw:text-box>
            <text:p><text:span text:style-name="T3">R5=80%</text:span></text:p>
          </draw:text-box>
        </draw:frame>
        <draw:custom-shape draw:style-name="gr19" draw:text-style-name="P1" draw:layer="layout" svg:width="5.8cm" svg:height="1cm" draw:transform="rotate (1.5707963267949) translate (12cm 12.6cm)">
          <text:p text:style-name="P1">Pockels Cell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6cm" svg:height="0.6cm" svg:x="12.2cm" svg:y="4.3cm">
          <text:p/>
          <draw:enhanced-geometry svg:viewBox="0 0 21600 21600" draw:mirror-vertical="false" draw:mirror-horizontal="true" draw:glue-points="10800 0 5400 10800 0 21600 10800 21600 21600 21600 16200 10800" draw:text-areas="1900 12700 12700 19700" draw:type="right-triangle" draw:enhanced-path="M 0 0 L 21600 21600 0 21600 0 0 Z N"/>
        </draw:custom-shape>
        <draw:frame draw:style-name="gr6" draw:layer="layout" svg:width="0.959cm" svg:height="0.962cm" svg:x="6.3cm" svg:y="16.3cm">
          <draw:text-box>
            <text:p>C</text:p>
          </draw:text-box>
        </draw:frame>
        <draw:custom-shape draw:style-name="gr24" draw:text-style-name="P1" draw:layer="layout" svg:width="6.7cm" svg:height="6.4cm" svg:x="24.3cm" svg:y="2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14cm" svg:height="1.276cm" svg:x="29.9cm" svg:y="7.5cm">
          <draw:text-box>
            <text:p><text:span text:style-name="T4">a</text:span></text:p>
          </draw:text-box>
        </draw:frame>
        <draw:custom-shape draw:style-name="gr7" draw:text-style-name="P1" draw:layer="layout" svg:width="0.64cm" svg:height="2.131cm" draw:transform="rotate (-0.00750491578357628) translate (28.27cm 9.863cm)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24.3cm" svg:y1="11cm" svg:x2="28.2cm" svg:y2="11cm">
          <text:p/>
        </draw:line>
        <draw:custom-shape draw:style-name="gr9" draw:text-style-name="P1" draw:layer="layout" svg:width="2.8cm" svg:height="1.2cm" draw:transform="rotate (-1.57777764380287) translate (30.249cm 9.51cm)">
          <text:p text:style-name="P1">P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2" draw:layer="layout" svg:width="1.036cm" svg:height="1.131cm" draw:transform="rotate (-0.0178023583703422) translate (28.164cm 12.1cm)">
          <draw:text-box>
            <text:p><text:span text:style-name="T1">S</text:span></text:p>
          </draw:text-box>
        </draw:frame>
        <draw:custom-shape draw:style-name="gr24" draw:text-style-name="P1" draw:layer="layout" svg:width="6.7cm" svg:height="4.9cm" svg:x="24.3cm" svg:y="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065cm" svg:height="1.276cm" svg:x="29.9cm" svg:y="12.6cm">
          <draw:text-box>
            <text:p><text:span text:style-name="T4">b</text:span></text:p>
          </draw:text-box>
        </draw:frame>
        <draw:custom-shape draw:style-name="gr7" draw:text-style-name="P1" draw:layer="layout" svg:width="0.947cm" svg:height="2.131cm" draw:transform="rotate (-0.00750491578357628) translate (22.009cm 15.098cm)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9.8cm" svg:y1="16.3cm" svg:x2="22cm" svg:y2="16.3cm">
          <text:p/>
        </draw:line>
        <draw:custom-shape draw:style-name="gr9" draw:text-style-name="P1" draw:layer="layout" svg:width="2.8cm" svg:height="1.2cm" draw:transform="rotate (-1.57777764380287) translate (30.249cm 14.81cm)">
          <text:p text:style-name="P1">PD2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5" draw:text-style-name="P2" draw:layer="layout" svg:width="1.036cm" svg:height="1.038cm" draw:transform="rotate (-0.0178023583703422) translate (22.018cm 17.4cm)">
          <draw:text-box>
            <text:p><text:span text:style-name="T1">S</text:span></text:p>
          </draw:text-box>
        </draw:frame>
        <draw:custom-shape draw:style-name="gr24" draw:text-style-name="P1" draw:layer="layout" svg:width="12cm" svg:height="4.9cm" svg:x="19cm" svg:y="14.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167cm" svg:height="1.276cm" svg:x="29.9cm" svg:y="17.9cm">
          <draw:text-box>
            <text:p><text:span text:style-name="T4">C</text:span></text:p>
          </draw:text-box>
        </draw:frame>
        <draw:line draw:style-name="gr14" draw:text-style-name="P1" draw:layer="layout" svg:x1="23cm" svg:y1="16.3cm" svg:x2="28.8cm" svg:y2="16.3cm">
          <text:p/>
        </draw:line>
        <draw:line draw:style-name="gr15" draw:text-style-name="P1" draw:layer="layout" svg:x1="28.7cm" svg:y1="14.6cm" svg:x2="28.7cm" svg:y2="16cm">
          <text:p/>
        </draw:line>
        <draw:line draw:style-name="gr15" draw:text-style-name="P1" draw:layer="layout" svg:x1="28.7cm" svg:y1="16.5cm" svg:x2="28.7cm" svg:y2="17.9cm">
          <text:p/>
        </draw:line>
        <draw:frame draw:style-name="gr25" draw:text-style-name="P2" draw:layer="layout" svg:width="1.036cm" svg:height="1.038cm" draw:transform="rotate (-0.0178023583703422) translate (28.218cm 17.8cm)">
          <draw:text-box>
            <text:p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rdo1" svg:font-family="Cardo"/>
    <style:font-face style:name="Cardo2" svg:font-family="Cardo" style:font-adornments="Regular"/>
    <style:font-face style:name="Arial1" svg:font-family="Arial" style:font-pitch="variable"/>
    <style:font-face style:name="Cardo" svg:font-family="Cardo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hatch draw:name="Black_20_45_20_Degrees" draw:display-name="Black 45 Degrees" draw:style="single" draw:color="#000000" draw:distance="0.102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rial2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706cm" fo:page-height="24.2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1T11:42:08</meta:creation-date>
    <dc:date>2013-09-19T08:14:25.403146778</dc:date>
    <meta:editing-duration>PT19M43S</meta:editing-duration>
    <meta:editing-cycles>11</meta:editing-cycles>
    <meta:generator>LibreOffice/4.1.1.2$Linux_X86_64 LibreOffice_project/410m0$Build-2</meta:generator>
    <meta:document-statistic meta:object-count="99"/>
  </office:meta>
</office:document-meta>
</file>